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24b" officeooo:paragraph-rsid="0009524b"/>
    </style:style>
    <style:style style:name="P2" style:family="paragraph" style:parent-style-name="Standard">
      <style:text-properties officeooo:rsid="0009524b" officeooo:paragraph-rsid="0009fa7f"/>
    </style:style>
    <style:style style:name="P3" style:family="paragraph" style:parent-style-name="Standard">
      <style:text-properties officeooo:rsid="0009524b" officeooo:paragraph-rsid="0009524b" style:language-asian="ja" style:country-asian="JP"/>
    </style:style>
    <style:style style:name="P4" style:family="paragraph" style:parent-style-name="Standard">
      <style:text-properties officeooo:rsid="0009fa7f" officeooo:paragraph-rsid="0009fa7f" style:language-asian="ja" style:country-asian="JP"/>
    </style:style>
    <style:style style:name="P5" style:family="paragraph" style:parent-style-name="Standard">
      <style:text-properties officeooo:rsid="000a1670" officeooo:paragraph-rsid="000a1670"/>
    </style:style>
    <style:style style:name="P6" style:family="paragraph" style:parent-style-name="Standard">
      <style:text-properties officeooo:rsid="000a1670" officeooo:paragraph-rsid="000ad180"/>
    </style:style>
    <style:style style:name="P7" style:family="paragraph" style:parent-style-name="Standard">
      <style:text-properties officeooo:rsid="000a1670" officeooo:paragraph-rsid="000b673b"/>
    </style:style>
    <style:style style:name="P8" style:family="paragraph" style:parent-style-name="Standard">
      <style:text-properties officeooo:rsid="000ad180" officeooo:paragraph-rsid="000ad180"/>
    </style:style>
    <style:style style:name="P9" style:family="paragraph" style:parent-style-name="Standard">
      <style:text-properties officeooo:rsid="000ad180" officeooo:paragraph-rsid="000d4f9f"/>
    </style:style>
    <style:style style:name="P10" style:family="paragraph" style:parent-style-name="Standard">
      <style:text-properties officeooo:rsid="000b1af8" officeooo:paragraph-rsid="000b1af8"/>
    </style:style>
    <style:style style:name="P11" style:family="paragraph" style:parent-style-name="Standard">
      <style:text-properties officeooo:rsid="000d4f9f" officeooo:paragraph-rsid="000d4f9f"/>
    </style:style>
    <style:style style:name="T1" style:family="text">
      <style:text-properties officeooo:rsid="000ad180"/>
    </style:style>
    <style:style style:name="T2" style:family="text">
      <style:text-properties officeooo:rsid="000b1af8"/>
    </style:style>
    <style:style style:name="T3" style:family="text">
      <style:text-properties officeooo:rsid="000b673b"/>
    </style:style>
    <style:style style:name="T4" style:family="text">
      <style:text-properties officeooo:rsid="000d4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1 Nombres entiers et rationnels</text:p>
      <text:p text:style-name="P1">N6 Puissance et grandeurs</text:p>
      <text:p text:style-name="P3">G1 Théorème de Thalès (+rajouter théorème de Pythagore) (1/2)</text:p>
      <text:p text:style-name="P1">N2 Calcul littéral et équations (1)</text:p>
      <text:p text:style-name="P1">D1 : Notion de fonction <text:span text:style-name="T2">(1)</text:span></text:p>
      <text:p text:style-name="P3">G1 Théorème de Thalès (+rajouter théorème de Pythagore) (2/2)</text:p>
      <text:p text:style-name="P4">(+ Proportionnalité)</text:p>
      <text:p text:style-name="P2">N2 Calcul littéral et équations (2)</text:p>
      <text:p text:style-name="P5">Transformations (de Paul)</text:p>
      <text:p text:style-name="P5">D3 Statistiques (et probabilités) (enlever proba)</text:p>
      <text:p text:style-name="P8">N4 Système d’équations </text:p>
      <text:p text:style-name="P8">G3 Géométrie dans l’espace(1)</text:p>
      <text:p text:style-name="P6">D3 <text:span text:style-name="T1">(</text:span>Statistiques et<text:span text:style-name="T1">)</text:span> probabilités (enlever <text:span text:style-name="T1">stats</text:span>)</text:p>
      <text:p text:style-name="P10">D1 Notion de fonctions (2)</text:p>
      <text:p text:style-name="P7">Transformations <text:span text:style-name="T3">(2)</text:span> (de Paul)</text:p>
      <text:p text:style-name="P11">G2 Trigonométrie</text:p>
      <text:p text:style-name="P9">G3 Géométrie dans l’espace(<text:span text:style-name="T4">2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3:14:46.142000000</meta:creation-date>
    <dc:date>2024-07-12T13:42:19.948000000</dc:date>
    <meta:editing-duration>PT27M32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7" meta:word-count="84" meta:character-count="571" meta:non-whitespace-character-count="503"/>
  </office:meta>
</office:document-meta>
</file>